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1.4846in"/>
    </style:style>
    <style:style style:name="co3" style:family="table-column">
      <style:table-column-properties fo:break-before="auto" style:column-width="1.926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898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6465in"/>
    </style:style>
    <style:style style:name="co8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119"/>
    <style:style style:name="ce9" style:family="table-cell" style:parent-style-name="Default" style:data-style-name="N117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60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Gain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column table:style-name="co3" table:default-cell-style-name="ce8"/>
        <table:table-column table:style-name="co4" table:number-columns-repeated="3" table:default-cell-style-name="Default"/>
        <table:table-column table:style-name="co4" table:default-cell-style-name="ce5"/>
        <table:table-row table:style-name="ro1">
          <table:table-cell table:style-name="ce1" office:value-type="string">
            <text:p>PMT</text:p>
          </table:table-cell>
          <table:table-cell table:style-name="ce3" office:value-type="string">
            <text:p>ADC Mean</text:p>
          </table:table-cell>
          <table:table-cell table:style-name="ce4" office:value-type="string">
            <text:p>Ham. Gain</text:p>
          </table:table-cell>
          <table:table-cell table:style-name="ce6" office:value-type="string">
            <text:p>Ham Gain/ADC Mean</text:p>
          </table:table-cell>
          <table:table-cell table:number-columns-repeated="5"/>
        </table:table-row>
        <table:table-row table:style-name="ro1">
          <table:table-cell office:value-type="string">
            <text:p>FA0281</text:p>
          </table:table-cell>
          <table:table-cell office:value-type="float" office:value="677">
            <text:p>677</text:p>
          </table:table-cell>
          <table:table-cell table:style-name="ce5" office:value-type="float" office:value="660000">
            <text:p>6.60E+005</text:p>
          </table:table-cell>
          <table:table-cell table:formula="of:=([.C2]/[.B2])" office:value-type="float" office:value="974.889217134417">
            <text:p>974.889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FA0220</text:p>
          </table:table-cell>
          <table:table-cell office:value-type="float" office:value="862">
            <text:p>862</text:p>
          </table:table-cell>
          <table:table-cell table:style-name="ce5" office:value-type="float" office:value="800000">
            <text:p>8.00E+005</text:p>
          </table:table-cell>
          <table:table-cell table:formula="of:=([.C3]/[.B3])" office:value-type="float" office:value="928.074245939675">
            <text:p>928.0742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FA0294</text:p>
          </table:table-cell>
          <table:table-cell office:value-type="float" office:value="819">
            <text:p>819</text:p>
          </table:table-cell>
          <table:table-cell table:style-name="ce5" office:value-type="float" office:value="800000">
            <text:p>8.00E+005</text:p>
          </table:table-cell>
          <table:table-cell table:formula="of:=([.C4]/[.B4])" office:value-type="float" office:value="976.800976800977">
            <text:p>976.8009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FA0425</text:p>
          </table:table-cell>
          <table:table-cell office:value-type="float" office:value="832">
            <text:p>832</text:p>
          </table:table-cell>
          <table:table-cell table:style-name="ce5" office:value-type="float" office:value="820000">
            <text:p>8.20E+005</text:p>
          </table:table-cell>
          <table:table-cell table:formula="of:=([.C5]/[.B5])" office:value-type="float" office:value="985.576923076923">
            <text:p>985.5769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FA0293</text:p>
          </table:table-cell>
          <table:table-cell office:value-type="float" office:value="901">
            <text:p>901</text:p>
          </table:table-cell>
          <table:table-cell table:style-name="ce5" office:value-type="float" office:value="870000">
            <text:p>8.70E+005</text:p>
          </table:table-cell>
          <table:table-cell table:formula="of:=([.C6]/[.B6])" office:value-type="float" office:value="965.593784683685">
            <text:p>965.5937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FA0295</text:p>
          </table:table-cell>
          <table:table-cell office:value-type="float" office:value="896">
            <text:p>896</text:p>
          </table:table-cell>
          <table:table-cell table:style-name="ce5" office:value-type="float" office:value="1030000">
            <text:p>1.03E+006</text:p>
          </table:table-cell>
          <table:table-cell table:formula="of:=([.C7]/[.B7])" office:value-type="float" office:value="1149.55357142857">
            <text:p>1,149.55357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Gain.F27" table:end-x="0.4543in" table:end-y="0.0835in" draw:z-index="0" draw:style-name="gr1" svg:width="6.0291in" svg:height="3.2193in" svg:x="0.6531in" svg:y="0.0524in">
              <draw:object draw:notify-on-update-of-ranges="Gain.A2:Gain.A7 Gain.D2:Gain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table:number-columns-repeated="3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C@1500" table:style-name="ta1" table:print="false">
        <table:table-column table:style-name="co1" table:default-cell-style-name="Default"/>
        <table:table-column table:style-name="co1" table:default-cell-style-name="ce7"/>
        <table:table-column table:style-name="co3" table:default-cell-style-name="ce8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table:style-name="ce10" office:value-type="string">
            <text:p>PMT</text:p>
          </table:table-cell>
          <table:table-cell table:style-name="ce6" office:value-type="string">
            <text:p>f (Hz)</text:p>
          </table:table-cell>
          <table:table-cell table:style-name="ce11" office:value-type="string">
            <text:p>Vmax (V)</text:p>
          </table:table-cell>
          <table:table-cell table:style-name="ce10" office:value-type="string">
            <text:p>t (s)</text:p>
          </table:table-cell>
          <table:table-cell table:style-name="ce10" office:value-type="string">
            <text:p>R (ohm)</text:p>
          </table:table-cell>
          <table:table-cell table:style-name="ce10" office:value-type="string">
            <text:p>DC Ham.</text:p>
          </table:table-cell>
          <table:table-cell table:style-name="ce4" office:value-type="string">
            <text:p>DC Ham/DC AT</text:p>
          </table:table-cell>
        </table:table-row>
        <table:table-row table:style-name="ro1">
          <table:table-cell office:value-type="string">
            <text:p>FA0281</text:p>
          </table:table-cell>
          <table:table-cell office:value-type="float" office:value="6000">
            <text:p>6,000.00000</text:p>
          </table:table-cell>
          <table:table-cell office:value-type="float" office:value="0.06">
            <text:p>0.06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table:style-name="ce5" office:value-type="float" office:value="0.0000000026">
            <text:p>2.60E-009</text:p>
          </table:table-cell>
          <table:table-cell table:style-name="ce12" table:formula="of:=([.F2]/([.C2]*[.D2]*[.B2]/[.E2]))" office:value-type="float" office:value="0.144444444444444">
            <text:p>1.44E-001</text:p>
          </table:table-cell>
        </table:table-row>
        <table:table-row table:style-name="ro1">
          <table:table-cell office:value-type="string">
            <text:p>FA0220</text:p>
          </table:table-cell>
          <table:table-cell office:value-type="float" office:value="110">
            <text:p>110.00000</text:p>
          </table:table-cell>
          <table:table-cell office:value-type="float" office:value="0.06">
            <text:p>0.06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table:style-name="ce5" office:value-type="float" office:value="0.0000000014">
            <text:p>1.40E-009</text:p>
          </table:table-cell>
          <table:table-cell table:formula="of:=([.F3]/([.C3]*[.D3]*[.B3]/[.E3]))" office:value-type="float" office:value="4.24242424242424">
            <text:p>4.24E+000</text:p>
          </table:table-cell>
        </table:table-row>
        <table:table-row table:style-name="ro1">
          <table:table-cell office:value-type="string">
            <text:p>FA0294</text:p>
          </table:table-cell>
          <table:table-cell office:value-type="float" office:value="100">
            <text:p>100.00000</text:p>
          </table:table-cell>
          <table:table-cell office:value-type="float" office:value="0.06">
            <text:p>0.06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table:style-name="ce5" office:value-type="float" office:value="0.0000000037">
            <text:p>3.70E-009</text:p>
          </table:table-cell>
          <table:table-cell table:formula="of:=([.F4]/([.C4]*[.D4]*[.B4]/[.E4]))" office:value-type="float" office:value="12.3333333333333">
            <text:p>1.23E+001</text:p>
          </table:table-cell>
        </table:table-row>
        <table:table-row table:style-name="ro1">
          <table:table-cell office:value-type="string">
            <text:p>FA0425</text:p>
          </table:table-cell>
          <table:table-cell office:value-type="float" office:value="300">
            <text:p>300.00000</text:p>
          </table:table-cell>
          <table:table-cell office:value-type="float" office:value="0.06">
            <text:p>0.06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table:style-name="ce5" office:value-type="float" office:value="0.00000001">
            <text:p>1.00E-008</text:p>
          </table:table-cell>
          <table:table-cell table:formula="of:=([.F5]/([.C5]*[.D5]*[.B5]/[.E5]))" office:value-type="float" office:value="11.1111111111111">
            <text:p>1.11E+001</text:p>
          </table:table-cell>
        </table:table-row>
        <table:table-row table:style-name="ro1">
          <table:table-cell office:value-type="string">
            <text:p>FA0293</text:p>
          </table:table-cell>
          <table:table-cell office:value-type="float" office:value="65">
            <text:p>65.00000</text:p>
          </table:table-cell>
          <table:table-cell office:value-type="float" office:value="0.06">
            <text:p>0.06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table:style-name="ce5" office:value-type="float" office:value="0.0000000045">
            <text:p>4.50E-009</text:p>
          </table:table-cell>
          <table:table-cell table:formula="of:=([.F6]/([.C6]*[.D6]*[.B6]/[.E6]))" office:value-type="float" office:value="23.0769230769231">
            <text:p>2.31E+001</text:p>
          </table:table-cell>
        </table:table-row>
        <table:table-row table:style-name="ro1">
          <table:table-cell office:value-type="string">
            <text:p>FA0295</text:p>
          </table:table-cell>
          <table:table-cell office:value-type="float" office:value="117">
            <text:p>117.00000</text:p>
          </table:table-cell>
          <table:table-cell office:value-type="float" office:value="0.08">
            <text:p>0.08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table:style-name="ce5" office:value-type="float" office:value="0.000000002">
            <text:p>2.00E-009</text:p>
          </table:table-cell>
          <table:table-cell table:formula="of:=([.F7]/([.C7]*[.D7]*[.B7]/[.E7]))" office:value-type="float" office:value="4.27350427350427">
            <text:p>4.27E+00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>
            <draw:frame table:end-cell-address="'DC@1500'.G27" table:end-x="0.1665in" table:end-y="0.0315in" draw:z-index="0" draw:style-name="gr1" svg:width="6.0594in" svg:height="2.7504in" svg:x="0.9024in" svg:y="0.115in">
              <draw:object draw:notify-on-update-of-ranges="'DC@1500'.A2:'DC@1500'.A7 'DC@1500'.G2:'DC@1500'.G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C@1700" table:style-name="ta1" table:print="false">
        <table:table-column table:style-name="co1" table:default-cell-style-name="Default"/>
        <table:table-column table:style-name="co1" table:default-cell-style-name="ce7"/>
        <table:table-column table:style-name="co3" table:default-cell-style-name="ce8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5"/>
        <table:table-row table:style-name="ro1">
          <table:table-cell table:style-name="ce10" office:value-type="string">
            <text:p>PMT</text:p>
          </table:table-cell>
          <table:table-cell table:style-name="ce6" office:value-type="string">
            <text:p>f (Hz)</text:p>
          </table:table-cell>
          <table:table-cell table:style-name="ce11" office:value-type="string">
            <text:p>Vmax (V)</text:p>
          </table:table-cell>
          <table:table-cell table:style-name="ce10" office:value-type="string">
            <text:p>t (s)</text:p>
          </table:table-cell>
          <table:table-cell table:style-name="ce10" office:value-type="string">
            <text:p>R (ohm)</text:p>
          </table:table-cell>
          <table:table-cell table:style-name="ce10" office:value-type="string">
            <text:p>DC Ham.</text:p>
          </table:table-cell>
          <table:table-cell table:style-name="ce4" office:value-type="string">
            <text:p>DC Ham/DC AT</text:p>
          </table:table-cell>
        </table:table-row>
        <table:table-row table:style-name="ro1">
          <table:table-cell office:value-type="string">
            <text:p>FA0281</text:p>
          </table:table-cell>
          <table:table-cell office:value-type="float" office:value="86000">
            <text:p>86,000.00000</text:p>
          </table:table-cell>
          <table:table-cell office:value-type="float" office:value="0.12">
            <text:p>0.12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2]/([.C2]*[.D2]*[.B2]/[.E2]))" office:value-type="float" office:value="1937984.49612403">
            <text:p>1.94E+006</text:p>
          </table:table-cell>
        </table:table-row>
        <table:table-row table:style-name="ro1">
          <table:table-cell office:value-type="string">
            <text:p>FA0220</text:p>
          </table:table-cell>
          <table:table-cell office:value-type="float" office:value="200">
            <text:p>200.00000</text:p>
          </table:table-cell>
          <table:table-cell office:value-type="float" office:value="0.12">
            <text:p>0.12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3]/([.C3]*[.D3]*[.B3]/[.E3]))" office:value-type="float" office:value="833333333.333333">
            <text:p>8.33E+008</text:p>
          </table:table-cell>
        </table:table-row>
        <table:table-row table:style-name="ro1">
          <table:table-cell office:value-type="string">
            <text:p>FA0294</text:p>
          </table:table-cell>
          <table:table-cell office:value-type="float" office:value="300">
            <text:p>300.00000</text:p>
          </table:table-cell>
          <table:table-cell office:value-type="float" office:value="0.12">
            <text:p>0.12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4]/([.C4]*[.D4]*[.B4]/[.E4]))" office:value-type="float" office:value="555555555.555556">
            <text:p>5.56E+008</text:p>
          </table:table-cell>
        </table:table-row>
        <table:table-row table:style-name="ro1">
          <table:table-cell office:value-type="string">
            <text:p>FA0425</text:p>
          </table:table-cell>
          <table:table-cell office:value-type="float" office:value="600">
            <text:p>600.00000</text:p>
          </table:table-cell>
          <table:table-cell office:value-type="float" office:value="0.12">
            <text:p>0.12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5]/([.C5]*[.D5]*[.B5]/[.E5]))" office:value-type="float" office:value="277777777.777778">
            <text:p>2.78E+008</text:p>
          </table:table-cell>
        </table:table-row>
        <table:table-row table:style-name="ro1">
          <table:table-cell office:value-type="string">
            <text:p>FA0293</text:p>
          </table:table-cell>
          <table:table-cell office:value-type="float" office:value="142">
            <text:p>142.00000</text:p>
          </table:table-cell>
          <table:table-cell office:value-type="float" office:value="0.12">
            <text:p>0.12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6]/([.C6]*[.D6]*[.B6]/[.E6]))" office:value-type="float" office:value="1173708920.18779">
            <text:p>1.17E+009</text:p>
          </table:table-cell>
        </table:table-row>
        <table:table-row table:style-name="ro1">
          <table:table-cell office:value-type="string">
            <text:p>FA0295</text:p>
          </table:table-cell>
          <table:table-cell office:value-type="float" office:value="68">
            <text:p>68.00000</text:p>
          </table:table-cell>
          <table:table-cell office:value-type="float" office:value="0.15">
            <text:p>0.15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7]/([.C7]*[.D7]*[.B7]/[.E7]))" office:value-type="float" office:value="1960784313.72549">
            <text:p>1.96E+00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>
            <draw:frame table:end-cell-address="'DC@1700'.G26" table:end-x="0.2087in" table:end-y="0.1043in" draw:z-index="0" draw:style-name="gr1" svg:width="5.9091in" svg:height="2.7504in" svg:x="0.8807in" svg:y="0.0106in">
              <draw:object draw:notify-on-update-of-ranges="'DC@1700'.A2:'DC@1700'.A7 'DC@1700'.G2:'DC@1700'.G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C@Baseline" table:style-name="ta1" table:print="false">
        <table:table-column table:style-name="co1" table:default-cell-style-name="Default"/>
        <table:table-column table:style-name="co1" table:default-cell-style-name="ce7"/>
        <table:table-column table:style-name="co3" table:default-cell-style-name="ce8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ce5"/>
        <table:table-row table:style-name="ro1">
          <table:table-cell table:style-name="ce10" office:value-type="string">
            <text:p>PMT</text:p>
          </table:table-cell>
          <table:table-cell table:style-name="ce6" office:value-type="string">
            <text:p>f (Hz)</text:p>
          </table:table-cell>
          <table:table-cell table:style-name="ce11" office:value-type="string">
            <text:p>Vmax (V)</text:p>
          </table:table-cell>
          <table:table-cell table:style-name="ce10" office:value-type="string">
            <text:p>t (s)</text:p>
          </table:table-cell>
          <table:table-cell table:style-name="ce10" office:value-type="string">
            <text:p>R (ohm)</text:p>
          </table:table-cell>
          <table:table-cell table:style-name="ce10" office:value-type="string">
            <text:p>DC Ham.</text:p>
          </table:table-cell>
          <table:table-cell table:style-name="ce4" office:value-type="string">
            <text:p>DC Ham/DC AT</text:p>
          </table:table-cell>
        </table:table-row>
        <table:table-row table:style-name="ro1">
          <table:table-cell office:value-type="string">
            <text:p>FA0281</text:p>
          </table:table-cell>
          <table:table-cell office:value-type="float" office:value="4000">
            <text:p>4,000.00000</text:p>
          </table:table-cell>
          <table:table-cell office:value-type="float" office:value="0.055">
            <text:p>0.055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2]/([.C2]*[.D2]*[.B2]/[.E2]))" office:value-type="float" office:value="90909090.9090909">
            <text:p>9.09E+007</text:p>
          </table:table-cell>
        </table:table-row>
        <table:table-row table:style-name="ro1">
          <table:table-cell office:value-type="string">
            <text:p>FA0220</text:p>
          </table:table-cell>
          <table:table-cell office:value-type="float" office:value="50">
            <text:p>50.00000</text:p>
          </table:table-cell>
          <table:table-cell office:value-type="float" office:value="0.04">
            <text:p>0.04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3]/([.C3]*[.D3]*[.B3]/[.E3]))" office:value-type="float" office:value="10000000000">
            <text:p>1.00E+010</text:p>
          </table:table-cell>
        </table:table-row>
        <table:table-row table:style-name="ro1">
          <table:table-cell office:value-type="string">
            <text:p>FA0294</text:p>
          </table:table-cell>
          <table:table-cell office:value-type="float" office:value="30">
            <text:p>30.00000</text:p>
          </table:table-cell>
          <table:table-cell office:value-type="float" office:value="0.04">
            <text:p>0.04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4]/([.C4]*[.D4]*[.B4]/[.E4]))" office:value-type="float" office:value="16666666666.6667">
            <text:p>1.67E+010</text:p>
          </table:table-cell>
        </table:table-row>
        <table:table-row table:style-name="ro1">
          <table:table-cell office:value-type="string">
            <text:p>FA0425</text:p>
          </table:table-cell>
          <table:table-cell office:value-type="float" office:value="130">
            <text:p>130.00000</text:p>
          </table:table-cell>
          <table:table-cell office:value-type="float" office:value="0.04">
            <text:p>0.04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5]/([.C5]*[.D5]*[.B5]/[.E5]))" office:value-type="float" office:value="3846153846.15385">
            <text:p>3.85E+009</text:p>
          </table:table-cell>
        </table:table-row>
        <table:table-row table:style-name="ro1">
          <table:table-cell office:value-type="string">
            <text:p>FA0293</text:p>
          </table:table-cell>
          <table:table-cell office:value-type="float" office:value="32">
            <text:p>32.00000</text:p>
          </table:table-cell>
          <table:table-cell office:value-type="float" office:value="0.04">
            <text:p>0.04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6]/([.C6]*[.D6]*[.B6]/[.E6]))" office:value-type="float" office:value="15625000000">
            <text:p>1.56E+010</text:p>
          </table:table-cell>
        </table:table-row>
        <table:table-row table:style-name="ro1">
          <table:table-cell office:value-type="string">
            <text:p>FA0295</text:p>
          </table:table-cell>
          <table:table-cell office:value-type="float" office:value="68">
            <text:p>68.00000</text:p>
          </table:table-cell>
          <table:table-cell office:value-type="float" office:value="0.04">
            <text:p>0.04000</text:p>
          </table:table-cell>
          <table:table-cell table:style-name="ce5" office:value-type="float" office:value="0.0000000025">
            <text:p>2.50E-0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2" table:formula="of:=([.F7]/([.C7]*[.D7]*[.B7]/[.E7]))" office:value-type="float" office:value="7352941176.47059">
            <text:p>7.35E+00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'DC@Baseline'.G26" table:end-x="0.774in" table:end-y="0.0965in" draw:z-index="0" draw:style-name="gr1" svg:width="6.576in" svg:height="2.7555in" svg:x="0.9504in" svg:y="0.1748in">
              <draw:object draw:notify-on-update-of-ranges="'DC@Baseline'.A2:'DC@Baseline'.A7 'DC@Baseline'.G2:'DC@Baseline'.G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A028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column table:style-name="co3" table:default-cell-style-name="ce8"/>
        <table:table-column table:style-name="co4" table:number-columns-repeated="3" table:default-cell-style-name="Default"/>
        <table:table-column table:style-name="co4" table:default-cell-style-name="ce5"/>
        <table:table-row table:style-name="ro1">
          <table:table-cell office:value-type="float" office:value="600">
            <text:p>600</text:p>
          </table:table-cell>
          <table:table-cell office:value-type="float" office:value="1475">
            <text:p>1475</text:p>
          </table:table-cell>
          <table:table-cell table:formula="of:=([.A1]/[.B1])" office:value-type="float" office:value="0.406779661016949">
            <text:p>0.40678</text:p>
          </table:table-cell>
          <table:table-cell table:formula="of:=((30/[.A1])*[.C1])" office:value-type="float" office:value="0.0203389830508475">
            <text:p>0.02034</text:p>
          </table:table-cell>
          <table:table-cell table:number-columns-repeated="4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500">
            <text:p>1500</text:p>
          </table:table-cell>
          <table:table-cell table:formula="of:=([.A2]/[.B2])" office:value-type="float" office:value="0.451333333333333">
            <text:p>0.45133</text:p>
          </table:table-cell>
          <table:table-cell table:formula="of:=((30/[.A2])*[.C2])" office:value-type="float" office:value="0.02">
            <text:p>0.02000</text:p>
          </table:table-cell>
          <table:table-cell table:number-columns-repeated="4"/>
        </table:table-row>
        <table:table-row table:style-name="ro1">
          <table:table-cell table:formula="of:=(2*567)" office:value-type="float" office:value="1134">
            <text:p>1134</text:p>
          </table:table-cell>
          <table:table-cell office:value-type="float" office:value="1700">
            <text:p>1700</text:p>
          </table:table-cell>
          <table:table-cell table:formula="of:=([.A3]/[.B3])" office:value-type="float" office:value="0.667058823529412">
            <text:p>0.66706</text:p>
          </table:table-cell>
          <table:table-cell table:formula="of:=((30/[.A3])*[.C3])" office:value-type="float" office:value="0.0176470588235294">
            <text:p>0.017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>
            <draw:frame table:end-cell-address="FA0281.G31" table:end-x="0.1146in" table:end-y="0.1563in" draw:z-index="0" draw:style-name="gr1" svg:width="5.735in" svg:height="3.3654in" svg:x="0.9063in" svg:y="0.1563in">
              <draw:object draw:notify-on-update-of-ranges="FA0281.B1:FA0281.B3 FA0281.C1:FA0281.C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table:style-name="ce9"/>
          <table:table-cell table:number-columns-repeated="3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220" table:style-name="ta1" table:print="false">
        <table:table-column table:style-name="co4" table:number-columns-repeated="4" table:default-cell-style-name="Default"/>
        <table:table-row table:style-name="ro1">
          <table:table-cell office:value-type="float" office:value="600">
            <text:p>600</text:p>
          </table:table-cell>
          <table:table-cell office:value-type="float" office:value="1425">
            <text:p>1425</text:p>
          </table:table-cell>
          <table:table-cell table:style-name="ce7" table:formula="of:=([.A1]/[.B1])" office:value-type="float" office:value="0.421052631578947">
            <text:p>0.42105</text:p>
          </table:table-cell>
          <table:table-cell table:style-name="ce8" table:formula="of:=((30/[.A1])*[.C1])" office:value-type="float" office:value="0.0210526315789474">
            <text:p>0.02105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500">
            <text:p>1500</text:p>
          </table:table-cell>
          <table:table-cell table:style-name="ce7" table:formula="of:=([.A2]/[.B2])" office:value-type="float" office:value="0.574666666666667">
            <text:p>0.57467</text:p>
          </table:table-cell>
          <table:table-cell table:style-name="ce8" table:formula="of:=((30/[.A2])*[.C2])" office:value-type="float" office:value="0.02">
            <text:p>0.02000</text:p>
          </table:table-cell>
        </table:table-row>
        <table:table-row table:style-name="ro1">
          <table:table-cell table:formula="of:=(2*711)" office:value-type="float" office:value="1422">
            <text:p>1422</text:p>
          </table:table-cell>
          <table:table-cell office:value-type="float" office:value="1700">
            <text:p>1700</text:p>
          </table:table-cell>
          <table:table-cell table:style-name="ce7" table:formula="of:=([.A3]/[.B3])" office:value-type="float" office:value="0.836470588235294">
            <text:p>0.83647</text:p>
          </table:table-cell>
          <table:table-cell table:style-name="ce8" table:formula="of:=((30/[.A3])*[.C3])" office:value-type="float" office:value="0.0176470588235294">
            <text:p>0.01765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>
            <draw:frame table:end-cell-address="FA220.I31" table:end-x="0.7154in" table:end-y="0.0626in" draw:z-index="0" draw:style-name="gr1" svg:width="6.1579in" svg:height="2.7508in" svg:x="0.7807in" svg:y="0.1457in">
              <draw:object draw:notify-on-update-of-ranges="FA220.B1:FA220.B3 FA220.C1:FA220.C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</table:table>
      <table:table table:name="FA0294" table:style-name="ta1" table:print="false">
        <table:table-column table:style-name="co4" table:number-columns-repeated="4" table:default-cell-style-name="Default"/>
        <table:table-row table:style-name="ro1">
          <table:table-cell office:value-type="float" office:value="600">
            <text:p>600</text:p>
          </table:table-cell>
          <table:table-cell office:value-type="float" office:value="1425">
            <text:p>1425</text:p>
          </table:table-cell>
          <table:table-cell table:style-name="ce7" table:formula="of:=([.A1]/[.B1])" office:value-type="float" office:value="0.421052631578947">
            <text:p>0.42105</text:p>
          </table:table-cell>
          <table:table-cell table:style-name="ce8" table:formula="of:=((30/[.A1])*[.C1])" office:value-type="float" office:value="0.0210526315789474">
            <text:p>0.02105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500">
            <text:p>1500</text:p>
          </table:table-cell>
          <table:table-cell table:style-name="ce7" table:formula="of:=([.A2]/[.B2])" office:value-type="float" office:value="0.546">
            <text:p>0.54600</text:p>
          </table:table-cell>
          <table:table-cell table:style-name="ce8" table:formula="of:=((30/[.A2])*[.C2])" office:value-type="float" office:value="0.02">
            <text:p>0.02000</text:p>
          </table:table-cell>
        </table:table-row>
        <table:table-row table:style-name="ro1">
          <table:table-cell table:formula="of:=(2*712)" office:value-type="float" office:value="1424">
            <text:p>1424</text:p>
          </table:table-cell>
          <table:table-cell office:value-type="float" office:value="1700">
            <text:p>1700</text:p>
          </table:table-cell>
          <table:table-cell table:style-name="ce7" table:formula="of:=([.A3]/[.B3])" office:value-type="float" office:value="0.837647058823529">
            <text:p>0.83765</text:p>
          </table:table-cell>
          <table:table-cell table:style-name="ce8" table:formula="of:=((30/[.A3])*[.C3])" office:value-type="float" office:value="0.0176470588235294">
            <text:p>0.01765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>
            <draw:frame table:end-cell-address="FA0294.G27" table:end-x="0.5965in" table:end-y="0.1772in" draw:z-index="0" draw:style-name="gr1" svg:width="4.5209in" svg:height="2.7504in" svg:x="0.5205in" svg:y="0.0835in">
              <draw:object draw:notify-on-update-of-ranges="FA0294.B1:FA0294.B3 FA0294.C1:FA0294.C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FA0425" table:style-name="ta1" table:print="false">
        <table:table-column table:style-name="co4" table:number-columns-repeated="4" table:default-cell-style-name="Default"/>
        <table:table-row table:style-name="ro1">
          <table:table-cell office:value-type="float" office:value="600">
            <text:p>600</text:p>
          </table:table-cell>
          <table:table-cell office:value-type="float" office:value="1425">
            <text:p>1425</text:p>
          </table:table-cell>
          <table:table-cell table:style-name="ce7" table:formula="of:=([.A1]/[.B1])" office:value-type="float" office:value="0.421052631578947">
            <text:p>0.42105</text:p>
          </table:table-cell>
          <table:table-cell table:style-name="ce8" table:formula="of:=((30/[.A1])*[.C1])" office:value-type="float" office:value="0.0210526315789474">
            <text:p>0.0210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500">
            <text:p>1500</text:p>
          </table:table-cell>
          <table:table-cell table:style-name="ce7" table:formula="of:=([.A2]/[.B2])" office:value-type="float" office:value="0.554666666666667">
            <text:p>0.55467</text:p>
          </table:table-cell>
          <table:table-cell table:style-name="ce8" table:formula="of:=((30/[.A2])*[.C2])" office:value-type="float" office:value="0.02">
            <text:p>0.02000</text:p>
          </table:table-cell>
        </table:table-row>
        <table:table-row table:style-name="ro1">
          <table:table-cell table:formula="of:=(2*733)" office:value-type="float" office:value="1466">
            <text:p>1466</text:p>
          </table:table-cell>
          <table:table-cell office:value-type="float" office:value="1700">
            <text:p>1700</text:p>
          </table:table-cell>
          <table:table-cell table:style-name="ce7" table:formula="of:=([.A3]/[.B3])" office:value-type="float" office:value="0.862352941176471">
            <text:p>0.86235</text:p>
          </table:table-cell>
          <table:table-cell table:style-name="ce8" table:formula="of:=((30/[.A3])*[.C3])" office:value-type="float" office:value="0.0176470588235294">
            <text:p>0.01765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>
            <draw:frame table:end-cell-address="FA0425.G28" table:end-x="0.1736in" table:end-y="0.1252in" draw:z-index="0" draw:style-name="gr1" svg:width="4.5319in" svg:height="2.7504in" svg:x="0.0866in" svg:y="0.0315in">
              <draw:object draw:notify-on-update-of-ranges="FA0425.B1:FA0425.B3 FA0425.C1:FA0425.C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</table:table>
      <table:table table:name="FA0293" table:style-name="ta1" table:print="false">
        <table:table-column table:style-name="co4" table:number-columns-repeated="4" table:default-cell-style-name="Default"/>
        <table:table-row table:style-name="ro1">
          <table:table-cell office:value-type="float" office:value="600">
            <text:p>600</text:p>
          </table:table-cell>
          <table:table-cell office:value-type="float" office:value="1375">
            <text:p>1375</text:p>
          </table:table-cell>
          <table:table-cell table:style-name="ce7" table:formula="of:=([.A1]/[.B1])" office:value-type="float" office:value="0.436363636363636">
            <text:p>0.43636</text:p>
          </table:table-cell>
          <table:table-cell table:style-name="ce8" table:formula="of:=((30/[.A1])*[.C1])" office:value-type="float" office:value="0.0218181818181818">
            <text:p>0.02182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500">
            <text:p>1500</text:p>
          </table:table-cell>
          <table:table-cell table:style-name="ce7" table:formula="of:=([.A2]/[.B2])" office:value-type="float" office:value="0.600666666666667">
            <text:p>0.60067</text:p>
          </table:table-cell>
          <table:table-cell table:style-name="ce8" table:formula="of:=((30/[.A2])*[.C2])" office:value-type="float" office:value="0.02">
            <text:p>0.02000</text:p>
          </table:table-cell>
        </table:table-row>
        <table:table-row table:style-name="ro1">
          <table:table-cell table:formula="of:=(2*797)" office:value-type="float" office:value="1594">
            <text:p>1594</text:p>
          </table:table-cell>
          <table:table-cell office:value-type="float" office:value="1700">
            <text:p>1700</text:p>
          </table:table-cell>
          <table:table-cell table:style-name="ce7" table:formula="of:=([.A3]/[.B3])" office:value-type="float" office:value="0.937647058823529">
            <text:p>0.93765</text:p>
          </table:table-cell>
          <table:table-cell table:style-name="ce8" table:formula="of:=((30/[.A3])*[.C3])" office:value-type="float" office:value="0.0176470588235294">
            <text:p>0.0176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>
            <draw:frame table:end-cell-address="FA0293.G26" table:end-x="0.4449in" table:end-y="0.0941in" draw:z-index="0" draw:style-name="gr1" svg:width="5.1606in" svg:height="2.7504in" svg:x="0.6181in" svg:y="0.0004in">
              <draw:object draw:notify-on-update-of-ranges="FA0293.B1:FA0293.B3 FA0293.C1:FA0293.C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</table:table>
      <table:table table:name="FA0295" table:style-name="ta1" table:print="false">
        <table:table-column table:style-name="co4" table:number-columns-repeated="4" table:default-cell-style-name="Default"/>
        <table:table-row table:style-name="ro1">
          <table:table-cell office:value-type="float" office:value="600">
            <text:p>600</text:p>
          </table:table-cell>
          <table:table-cell office:value-type="float" office:value="1375">
            <text:p>1375</text:p>
          </table:table-cell>
          <table:table-cell table:style-name="ce7" table:formula="of:=([.A1]/[.B1])" office:value-type="float" office:value="0.436363636363636">
            <text:p>0.43636</text:p>
          </table:table-cell>
          <table:table-cell table:style-name="ce8" table:formula="of:=((30/[.A1])*[.C1])" office:value-type="float" office:value="0.0218181818181818">
            <text:p>0.02182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500">
            <text:p>1500</text:p>
          </table:table-cell>
          <table:table-cell table:style-name="ce7" table:formula="of:=([.A2]/[.B2])" office:value-type="float" office:value="0.597333333333333">
            <text:p>0.59733</text:p>
          </table:table-cell>
          <table:table-cell table:style-name="ce8" table:formula="of:=((30/[.A2])*[.C2])" office:value-type="float" office:value="0.02">
            <text:p>0.02000</text:p>
          </table:table-cell>
        </table:table-row>
        <table:table-row table:style-name="ro1">
          <table:table-cell table:formula="of:=(2*774)" office:value-type="float" office:value="1548">
            <text:p>1548</text:p>
          </table:table-cell>
          <table:table-cell office:value-type="float" office:value="1700">
            <text:p>1700</text:p>
          </table:table-cell>
          <table:table-cell table:style-name="ce7" table:formula="of:=([.A3]/[.B3])" office:value-type="float" office:value="0.910588235294118">
            <text:p>0.91059</text:p>
          </table:table-cell>
          <table:table-cell table:style-name="ce8" table:formula="of:=((30/[.A3])*[.C3])" office:value-type="float" office:value="0.0176470588235294">
            <text:p>0.0176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>
            <draw:frame table:end-cell-address="FA0295.F29" table:end-x="0.7051in" table:end-y="0.0209in" draw:z-index="0" draw:style-name="gr1" svg:width="4.5319in" svg:height="3.2402in" svg:x="0.6181in" svg:y="0.1461in">
              <draw:object draw:notify-on-update-of-ranges="FA0295.B1:FA0295.B3 FA0295.C1:FA0295.C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5" number:min-integer-digits="1" number:grouping="true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3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jun Trivedi</meta:initial-creator>
    <meta:creation-date>2011-02-27T07:50:11</meta:creation-date>
    <dc:date>2011-03-16T13:07:08</dc:date>
    <dc:creator>Arjun Trivedi</dc:creator>
    <meta:editing-duration>PT08H17M54S</meta:editing-duration>
    <meta:editing-cycles>31</meta:editing-cycles>
    <meta:generator>OpenOffice.org/3.2$Unix OpenOffice.org_project/320m12$Build-9483</meta:generator>
    <meta:document-statistic meta:table-count="10" meta:cell-count="25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text-style style:name="N100">
      <number:text-content/>
    </number:text-style>
    <number:number-style style:name="N118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15cm" svg:height="8.178cm" xlink:href=".." chart:class="chart:scatter" chart:style-name="ch1">
        <chart:legend chart:legend-position="end" svg:x="13.089cm" svg:y="3.807cm" chart:style-name="ch2"/>
        <chart:plot-area chart:style-name="ch3" table:cell-range-address="Gain.A2:Gain.A7 Gain.D2:Gain.D7" svg:x="0.306cm" svg:y="0.163cm" svg:width="12.478cm" svg:height="7.68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ain.D2:Gain.D7" chart:class="chart:scatter">
            <chart:domain table:cell-range-address="Gain.A2:Gain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Gain.A2:Gain.A7">1.#NAN</text:p>
              </table:table-cell>
              <table:table-cell office:value-type="float" office:value="974.889217134417">
                <text:p text:id="Gain.D2:Gain.D7">974.8892171344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928.074245939675">
                <text:p>928.07424593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976.800976800977">
                <text:p>976.800976800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985.576923076923">
                <text:p>985.576923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965.593784683685">
                <text:p>965.593784683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149.55357142857">
                <text:p>1149.553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04cm" svg:height="7cm" xlink:href=".." chart:class="chart:scatter" chart:style-name="ch1">
        <chart:legend chart:legend-position="end" svg:x="14.424cm" svg:y="3.218cm" chart:style-name="ch2"/>
        <chart:plot-area chart:style-name="ch3" table:cell-range-address="'DC@Baseline'.A2:'DC@Baseline'.A7 'DC@Baseline'.G2:'DC@Baseline'.G7" svg:x="0.334cm" svg:y="0.14cm" svg:width="13.757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C@Baseline'.G2:'DC@Baseline'.G7" chart:class="chart:scatter">
            <chart:domain table:cell-range-address="'DC@Baseline'.A2:'DC@Baseline'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DC@Baseline'.A2:'DC@Baseline'.A7">1.#NAN</text:p>
              </table:table-cell>
              <table:table-cell office:value-type="float" office:value="90909090.9090909">
                <text:p text:id="'DC@Baseline'.G2:'DC@Baseline'.G7">90909090.90909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6666666666.6667">
                <text:p>16666666666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3846153846.15385">
                <text:p>3846153846.15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7352941176.47059">
                <text:p>7352941176.470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92cm" svg:height="6.987cm" xlink:href=".." chart:class="chart:scatter" chart:style-name="ch1">
        <chart:legend chart:legend-position="end" svg:x="13.139cm" svg:y="3.211cm" chart:style-name="ch2"/>
        <chart:plot-area chart:style-name="ch3" table:cell-range-address="'DC@1500'.A2:'DC@1500'.A7 'DC@1500'.G2:'DC@1500'.G7" svg:x="0.307cm" svg:y="0.139cm" svg:width="12.526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C@1500'.G2:'DC@1500'.G7" chart:class="chart:scatter">
            <chart:domain table:cell-range-address="'DC@1500'.A2:'DC@1500'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DC@1500'.A2:'DC@1500'.A7">1.#NAN</text:p>
              </table:table-cell>
              <table:table-cell office:value-type="float" office:value="0.144444444444444">
                <text:p text:id="'DC@1500'.G2:'DC@1500'.G7">0.1444444444444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4.24242424242424">
                <text:p>4.24242424242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23.0769230769231">
                <text:p>23.0769230769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4.27350427350427">
                <text:p>4.27350427350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lower-limit="0.02" chart:error-upper-limit="0.02" chart:error-upper-indicator="true" chart:error-lower-indicator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 chart:error-lower-limit="0.02" chart:error-upper-limit="0.02" chart:error-upper-indicator="true" chart:error-lower-indicator="true" chart:error-category="constant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error-category="constan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68cm" svg:height="8.549cm" xlink:href=".." chart:class="chart:scatter" chart:style-name="ch1">
        <chart:legend chart:legend-position="end" svg:x="12.357cm" svg:y="3.992cm" chart:style-name="ch2"/>
        <chart:plot-area chart:style-name="ch3" table:cell-range-address="FA0281.B1:FA0281.C3" svg:x="0.291cm" svg:y="0.17cm" svg:width="11.776cm" svg:height="8.0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0281.C1:FA0281.C3" chart:class="chart:scatter">
            <chart:domain table:cell-range-address="FA0281.B1:FA0281.B3"/>
            <chart:error-indicator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5">
                <text:p text:id="FA0281.B1:FA0281.B3">1475</text:p>
              </table:table-cell>
              <table:table-cell office:value-type="float" office:value="0.406779661016949">
                <text:p text:id="FA0281.C1:FA0281.C3">0.406779661016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451333333333333">
                <text:p>0.451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667058823529412">
                <text:p>0.6670588235294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42cm" svg:height="6.988cm" xlink:href=".." chart:class="chart:scatter" chart:style-name="ch1">
        <chart:legend chart:legend-position="end" svg:x="13.41cm" svg:y="3.212cm" chart:style-name="ch2"/>
        <chart:plot-area chart:style-name="ch3" table:cell-range-address="FA220.B1:FA220.C3" svg:x="0.312cm" svg:y="0.139cm" svg:width="12.787cm" svg:height="6.57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220.C1:FA220.C3" chart:class="chart:scatter">
            <chart:domain table:cell-range-address="FA220.B1:FA220.B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5">
                <text:p text:id="FA220.B1:FA220.B3">1425</text:p>
              </table:table-cell>
              <table:table-cell office:value-type="float" office:value="0.421052631578947">
                <text:p text:id="FA220.C1:FA220.C3">0.4210526315789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836470588235294">
                <text:p>0.836470588235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84cm" svg:height="6.987cm" xlink:href=".." chart:class="chart:scatter" chart:style-name="ch1">
        <chart:legend chart:legend-position="end" svg:x="9.335cm" svg:y="3.211cm" chart:style-name="ch2"/>
        <chart:plot-area chart:style-name="ch3" table:cell-range-address="FA0294.B1:FA0294.C3" svg:x="0.229cm" svg:y="0.139cm" svg:width="8.878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0294.C1:FA0294.C3" chart:class="chart:scatter">
            <chart:domain table:cell-range-address="FA0294.B1:FA0294.B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5">
                <text:p text:id="FA0294.B1:FA0294.B3">1425</text:p>
              </table:table-cell>
              <table:table-cell office:value-type="float" office:value="0.421052631578947">
                <text:p text:id="FA0294.C1:FA0294.C3">0.4210526315789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837647058823529">
                <text:p>0.8376470588235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12cm" svg:height="6.987cm" xlink:href=".." chart:class="chart:scatter" chart:style-name="ch1">
        <chart:legend chart:legend-position="end" svg:x="9.362cm" svg:y="3.211cm" chart:style-name="ch2"/>
        <chart:plot-area chart:style-name="ch3" table:cell-range-address="FA0425.B1:FA0425.C3" svg:x="0.23cm" svg:y="0.139cm" svg:width="8.903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0425.C1:FA0425.C3" chart:class="chart:scatter">
            <chart:domain table:cell-range-address="FA0425.B1:FA0425.B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5">
                <text:p text:id="FA0425.B1:FA0425.B3">1425</text:p>
              </table:table-cell>
              <table:table-cell office:value-type="float" office:value="0.421052631578947">
                <text:p text:id="FA0425.C1:FA0425.C3">0.4210526315789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554666666666667">
                <text:p>0.554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862352941176471">
                <text:p>0.8623529411764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09cm" svg:height="6.987cm" xlink:href=".." chart:class="chart:scatter" chart:style-name="ch1">
        <chart:legend chart:legend-position="end" svg:x="10.927cm" svg:y="3.211cm" chart:style-name="ch2"/>
        <chart:plot-area chart:style-name="ch3" table:cell-range-address="FA0293.B1:FA0293.C3" svg:x="0.262cm" svg:y="0.139cm" svg:width="10.404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0293.C1:FA0293.C3" chart:class="chart:scatter">
            <chart:domain table:cell-range-address="FA0293.B1:FA0293.B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5">
                <text:p text:id="FA0293.B1:FA0293.B3">1375</text:p>
              </table:table-cell>
              <table:table-cell office:value-type="float" office:value="0.436363636363636">
                <text:p text:id="FA0293.C1:FA0293.C3">0.4363636363636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600666666666667">
                <text:p>0.600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937647058823529">
                <text:p>0.9376470588235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12cm" svg:height="8.231cm" xlink:href=".." chart:class="chart:scatter" chart:style-name="ch1">
        <chart:legend chart:legend-position="end" svg:x="9.362cm" svg:y="3.833cm" chart:style-name="ch2"/>
        <chart:plot-area chart:style-name="ch3" table:cell-range-address="FA0295.B1:FA0295.C3" svg:x="0.23cm" svg:y="0.164cm" svg:width="8.903cm" svg:height="7.7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0295.C1:FA0295.C3" chart:class="chart:scatter">
            <chart:domain table:cell-range-address="FA0295.B1:FA0295.B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5">
                <text:p text:id="FA0295.B1:FA0295.B3">1375</text:p>
              </table:table-cell>
              <table:table-cell office:value-type="float" office:value="0.436363636363636">
                <text:p text:id="FA0295.C1:FA0295.C3">0.4363636363636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597333333333333">
                <text:p>0.597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910588235294118">
                <text:p>0.9105882352941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1cm" svg:height="6.987cm" xlink:href=".." chart:class="chart:scatter" chart:style-name="ch1">
        <chart:legend chart:legend-position="end" svg:x="12.764cm" svg:y="3.211cm" chart:style-name="ch2"/>
        <chart:plot-area chart:style-name="ch3" table:cell-range-address="'DC@1700'.A2:'DC@1700'.A7 'DC@1700'.G2:'DC@1700'.G7" svg:x="0.3cm" svg:y="0.139cm" svg:width="12.165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C@1700'.G2:'DC@1700'.G7" chart:class="chart:scatter">
            <chart:domain table:cell-range-address="'DC@1700'.A2:'DC@1700'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DC@1700'.A2:'DC@1700'.A7">1.#NAN</text:p>
              </table:table-cell>
              <table:table-cell office:value-type="float" office:value="1937984.49612403">
                <text:p text:id="'DC@1700'.G2:'DC@1700'.G7">1937984.496124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833333333.333333">
                <text:p>833333333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555555555.555556">
                <text:p>555555555.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277777777.777778">
                <text:p>277777777.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173708920.18779">
                <text:p>1173708920.18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960784313.72549">
                <text:p>1960784313.725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